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6B0000006B2D1272BF1326C4F6.png" manifest:media-type="image/png"/>
  <manifest:file-entry manifest:full-path="Pictures/1000020100000515000003037E07D9FD4144A21D.png" manifest:media-type="image/png"/>
  <manifest:file-entry manifest:full-path="Pictures/10000201000001B90000012139D315C2D12F3F5D.png" manifest:media-type="image/png"/>
  <manifest:file-entry manifest:full-path="Pictures/100002010000016E000001287DA15EFA601D7129.png" manifest:media-type="image/png"/>
  <manifest:file-entry manifest:full-path="Pictures/10002AEA00000B0F00000B0F10C70DFA97492BDD.svg" manifest:media-type="image/svg+xml"/>
  <manifest:file-entry manifest:full-path="Pictures/10000201000000EF000000F2D88B940B300AD9EE.png" manifest:media-type="image/png"/>
  <manifest:file-entry manifest:full-path="Pictures/1000000000000280000001E0B247D23FD61EDBA5.jpg" manifest:media-type="image/jpeg"/>
  <manifest:file-entry manifest:full-path="Pictures/10000201000000A30000016526ED3973B47C4EF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8cm" fo:min-width="6.445cm" fo:padding-left="0cm" fo:padding-right="0cm"/>
    </style:style>
    <style:style style:name="gr3" style:family="graphic" style:parent-style-name="objectwithoutfill">
      <style:graphic-properties svg:stroke-width="0.03cm" svg:stroke-color="#666666" draw:marker-start-width="0.245cm" draw:marker-end="Arrow" draw:marker-end-width="0.3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758cm" fo:min-width="4.29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22cm" fo:padding-left="0cm" fo:padding-right="0cm"/>
    </style:style>
    <style:style style:name="gr6" style:family="graphic" style:parent-style-name="standard">
      <style:graphic-properties svg:stroke-width="0.03cm" svg:stroke-color="#666666" draw:marker-start-width="0.245cm" draw:marker-end-width="0.245cm" draw:fill="none" draw:fill-color="#f7f7ed" draw:textarea-horizontal-align="justify" draw:textarea-vertical-align="middle" draw:auto-grow-height="false" fo:min-height="9.32cm" fo:min-width="15.47cm" fo:padding-top="0.14cm" fo:padding-bottom="0.14cm" fo:padding-left="0.265cm" fo:padding-right="0.265cm"/>
    </style:style>
    <style:style style:name="gr7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42cm" fo:padding-left="0cm" fo:padding-right="0cm"/>
    </style:style>
    <style:style style:name="gr9" style:family="graphic" style:parent-style-name="objectwithoutfill">
      <style:graphic-properties svg:stroke-width="0.03cm" svg:stroke-color="#666666" draw:marker-start="Arrow" draw:marker-start-width="0.3cm" draw:marker-end="Arrow" draw:marker-end-width="0.3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666666" draw:marker-start-width="0.245cm" draw:marker-end-width="0.245cm" draw:fill="solid" draw:fill-color="#d8e9f0" draw:opacity="50%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50%"/>
    </style:style>
    <style:style style:name="gr11" style:family="graphic" style:parent-style-name="objectwithoutfill">
      <style:graphic-properties svg:stroke-width="0.03cm" svg:stroke-color="#666666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12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22cm" fo:padding-left="0cm" fo:padding-right="0cm"/>
    </style:style>
    <style:style style:name="gr15" style:family="graphic" style:parent-style-name="objectwithoutfill">
      <style:graphic-properties svg:stroke-width="0.03cm" svg:stroke-color="#666666" draw:marker-start="Arrow" draw:marker-start-width="0.3cm" draw:marker-end="" draw:marker-end-width="0.3cm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757cm" fo:min-width="4.29cm" fo:padding-left="0cm" fo:padding-right="0cm"/>
    </style:style>
    <style:style style:name="gr17" style:family="graphic" style:parent-style-name="objectwithoutfill">
      <style:graphic-properties svg:stroke-width="0.03cm" svg:stroke-color="#666666" draw:marker-start="" draw:marker-start-width="0.3cm" draw:marker-end="Arrow" draw:marker-end-width="0.3cm" draw:fill="non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svg:stroke-color="#666666" draw:marker-start-width="0.245cm" draw:fill="none" draw:fill-color="#ffffff" draw:textarea-horizontal-align="right" draw:auto-grow-height="true" draw:auto-grow-width="false" fo:min-height="0.758cm" fo:min-width="4.29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355cm" fo:padding-left="0cm" fo:padding-right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7f7ed"/>
      <style:paragraph-properties fo:text-align="center"/>
    </style:style>
    <style:style style:name="P7" style:family="paragraph">
      <loext:graphic-properties draw:fill="none" draw:fill-color="#ffffff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="solid" draw:fill-color="#d8e9f0" draw:opacity="50%"/>
      <style:paragraph-properties fo:text-align="center"/>
    </style:style>
    <style:style style:name="P9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5.953cm" svg:height="4.814cm" svg:x="0.09cm" svg:y="0cm">
            <draw:image xlink:href="Pictures/100002010000016E000001287DA15EFA601D7129.png" xlink:type="simple" xlink:show="embed" xlink:actuate="onLoad" loext:mime-type="image/png">
              <text:p/>
            </draw:image>
          </draw:frame>
          <draw:frame draw:style-name="gr1" draw:text-style-name="P1" draw:layer="layout" svg:width="6.122cm" svg:height="4.012cm" svg:x="0.005cm" svg:y="5.214cm">
            <draw:image xlink:href="Pictures/10000201000001B90000012139D315C2D12F3F5D.png" xlink:type="simple" xlink:show="embed" xlink:actuate="onLoad" loext:mime-type="image/png">
              <text:p/>
            </draw:image>
          </draw:frame>
          <draw:frame draw:style-name="gr2" draw:text-style-name="P2" draw:layer="layout" svg:width="6.445cm" svg:height="1.098cm" svg:x="-0.199cm" svg:y="9.175cm">
            <draw:text-box>
              <text:p><text:span text:style-name="T1">Frontend</text:span></text:p>
            </draw:text-box>
          </draw:frame>
        </draw:g>
        <draw:g>
          <draw:line draw:style-name="gr3" draw:text-style-name="P1" draw:layer="layout" svg:x1="5.551cm" svg:y1="5.422cm" svg:x2="10.718cm" svg:y2="5.428cm">
            <text:p/>
          </draw:line>
          <draw:frame draw:style-name="gr4" draw:text-style-name="P3" draw:layer="layout" svg:width="4.29cm" svg:height="1.008cm" svg:x="5.551cm" svg:y="4.622cm">
            <draw:text-box>
              <text:p><text:span text:style-name="T2">REST-Webservices</text:span></text:p>
            </draw:text-box>
          </draw:frame>
        </draw:g>
        <draw:g>
          <draw:frame draw:style-name="gr5" draw:text-style-name="P5" draw:layer="layout" svg:width="4.22cm" svg:height="1.098cm" svg:x="10.956cm" svg:y="9.976cm">
            <draw:text-box>
              <text:p text:style-name="P4"><text:span text:style-name="T1">Backend</text:span></text:p>
            </draw:text-box>
          </draw:frame>
          <draw:g>
            <draw:g>
              <draw:frame draw:style-name="gr1" draw:text-style-name="P1" draw:layer="layout" svg:width="16cm" svg:height="9.6cm" svg:x="10.951cm" svg:y="0.225cm">
                <draw:image xlink:href="Pictures/1000000000000280000001E0B247D23FD61EDBA5.jpg" xlink:type="simple" xlink:show="embed" xlink:actuate="onLoad" loext:mime-type="image/jpeg">
                  <text:p/>
                </draw:image>
              </draw:frame>
              <draw:custom-shape draw:style-name="gr6" draw:text-style-name="P6" draw:layer="layout" svg:width="16cm" svg:height="9.6cm" svg:x="10.951cm" svg:y="0.2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7" draw:text-style-name="P1" draw:layer="layout" svg:width="2cm" svg:height="4.271cm" svg:x="11.751cm" svg:y="2.754cm">
              <draw:image xlink:href="Pictures/10000201000000A30000016526ED3973B47C4EFD.png" xlink:type="simple" xlink:show="embed" xlink:actuate="onLoad" loext:mime-type="image/png">
                <text:p/>
              </draw:image>
            </draw:frame>
            <draw:frame draw:style-name="gr8" draw:text-style-name="P7" draw:layer="layout" svg:width="3.42cm" svg:height="1.097cm" svg:x="11.731cm" svg:y="7.425cm">
              <draw:text-box>
                <text:p text:style-name="P4"><text:span text:style-name="T3">API-Gateway</text:span></text:p>
              </draw:text-box>
            </draw:frame>
            <draw:line draw:style-name="gr9" draw:text-style-name="P1" draw:layer="layout" svg:x1="13.951cm" svg:y1="4.225cm" svg:x2="16.351cm" svg:y2="2.025cm">
              <text:p/>
            </draw:line>
            <draw:line draw:style-name="gr9" draw:text-style-name="P1" draw:layer="layout" svg:x1="13.951cm" svg:y1="5.025cm" svg:x2="16.351cm" svg:y2="7.225cm">
              <text:p/>
            </draw:line>
            <draw:g>
              <draw:rect draw:style-name="gr10" draw:text-style-name="P8" draw:layer="layout" svg:width="4.4cm" svg:height="3.2cm" svg:x="16.551cm" svg:y="0.625cm">
                <text:p/>
              </draw:rect>
              <draw:frame draw:style-name="gr5" draw:text-style-name="P7" draw:layer="layout" svg:width="4.22cm" svg:height="1.098cm" svg:x="16.551cm" svg:y="3.947cm">
                <draw:text-box>
                  <text:p text:style-name="P4"><text:span text:style-name="T3">Microservice</text:span></text:p>
                </draw:text-box>
              </draw:frame>
              <draw:line draw:style-name="gr11" draw:text-style-name="P1" draw:layer="layout" svg:x1="17.951cm" svg:y1="3.025cm" svg:x2="19.351cm" svg:y2="3.025cm">
                <text:p/>
              </draw:line>
              <draw:frame draw:style-name="gr7" draw:text-style-name="P1" draw:layer="layout" svg:width="1.195cm" svg:height="2.552cm" svg:x="16.956cm" svg:y="1.025cm">
                <draw:image xlink:href="Pictures/10000201000000A30000016526ED3973B47C4EFD.png" xlink:type="simple" xlink:show="embed" xlink:actuate="onLoad" loext:mime-type="image/png">
                  <text:p/>
                </draw:image>
              </draw:frame>
              <draw:frame draw:style-name="gr12" draw:text-style-name="P1" draw:layer="layout" svg:width="1.514cm" svg:height="1.808cm" svg:x="19.037cm" svg:y="1.786cm">
                <draw:image xlink:href="Pictures/10000201000000EF000000F2D88B940B300AD9EE.png" xlink:type="simple" xlink:show="embed" xlink:actuate="onLoad" loext:mime-type="image/png">
                  <text:p/>
                </draw:image>
              </draw:frame>
            </draw:g>
            <draw:g>
              <draw:rect draw:style-name="gr10" draw:text-style-name="P8" draw:layer="layout" svg:width="4.4cm" svg:height="3.2cm" svg:x="16.551cm" svg:y="5.425cm">
                <text:p/>
              </draw:rect>
              <draw:frame draw:style-name="gr5" draw:text-style-name="P7" draw:layer="layout" svg:width="4.22cm" svg:height="1.098cm" svg:x="16.551cm" svg:y="8.747cm">
                <draw:text-box>
                  <text:p text:style-name="P4"><text:span text:style-name="T3">Microservice</text:span></text:p>
                </draw:text-box>
              </draw:frame>
              <draw:line draw:style-name="gr11" draw:text-style-name="P1" draw:layer="layout" svg:x1="17.951cm" svg:y1="7.825cm" svg:x2="19.351cm" svg:y2="7.825cm">
                <text:p/>
              </draw:line>
              <draw:frame draw:style-name="gr7" draw:text-style-name="P1" draw:layer="layout" svg:width="1.195cm" svg:height="2.552cm" svg:x="16.956cm" svg:y="5.825cm">
                <draw:image xlink:href="Pictures/10000201000000A30000016526ED3973B47C4EFD.png" xlink:type="simple" xlink:show="embed" xlink:actuate="onLoad" loext:mime-type="image/png">
                  <text:p/>
                </draw:image>
              </draw:frame>
              <draw:frame draw:style-name="gr12" draw:text-style-name="P1" draw:layer="layout" svg:width="1.514cm" svg:height="1.808cm" svg:x="19.037cm" svg:y="6.586cm">
                <draw:image xlink:href="Pictures/10000201000000EF000000F2D88B940B300AD9EE.png" xlink:type="simple" xlink:show="embed" xlink:actuate="onLoad" loext:mime-type="image/png">
                  <text:p/>
                </draw:image>
              </draw:frame>
            </draw:g>
            <draw:g>
              <draw:rect draw:style-name="gr10" draw:text-style-name="P8" draw:layer="layout" svg:width="4.4cm" svg:height="3.2cm" svg:x="21.951cm" svg:y="0.625cm">
                <text:p/>
              </draw:rect>
              <draw:frame draw:style-name="gr5" draw:text-style-name="P7" draw:layer="layout" svg:width="4.22cm" svg:height="1.098cm" svg:x="21.951cm" svg:y="3.947cm">
                <draw:text-box>
                  <text:p text:style-name="P4"><text:span text:style-name="T3">Microservice</text:span></text:p>
                </draw:text-box>
              </draw:frame>
              <draw:line draw:style-name="gr11" draw:text-style-name="P1" draw:layer="layout" svg:x1="23.351cm" svg:y1="3.025cm" svg:x2="24.751cm" svg:y2="3.025cm">
                <text:p/>
              </draw:line>
              <draw:frame draw:style-name="gr7" draw:text-style-name="P1" draw:layer="layout" svg:width="1.195cm" svg:height="2.552cm" svg:x="22.356cm" svg:y="1.025cm">
                <draw:image xlink:href="Pictures/10000201000000A30000016526ED3973B47C4EFD.png" xlink:type="simple" xlink:show="embed" xlink:actuate="onLoad" loext:mime-type="image/png">
                  <text:p/>
                </draw:image>
              </draw:frame>
              <draw:frame draw:style-name="gr12" draw:text-style-name="P1" draw:layer="layout" svg:width="1.514cm" svg:height="1.808cm" svg:x="24.437cm" svg:y="1.786cm">
                <draw:image xlink:href="Pictures/10000201000000EF000000F2D88B940B300AD9EE.png" xlink:type="simple" xlink:show="embed" xlink:actuate="onLoad" loext:mime-type="image/png">
                  <text:p/>
                </draw:image>
              </draw:frame>
            </draw:g>
            <draw:g>
              <draw:rect draw:style-name="gr10" draw:text-style-name="P8" draw:layer="layout" svg:width="4.4cm" svg:height="3.2cm" svg:x="21.951cm" svg:y="5.425cm">
                <text:p/>
              </draw:rect>
              <draw:frame draw:style-name="gr5" draw:text-style-name="P7" draw:layer="layout" svg:width="4.22cm" svg:height="1.098cm" svg:x="21.951cm" svg:y="8.747cm">
                <draw:text-box>
                  <text:p text:style-name="P4"><text:span text:style-name="T3">Microservice</text:span></text:p>
                </draw:text-box>
              </draw:frame>
              <draw:line draw:style-name="gr11" draw:text-style-name="P1" draw:layer="layout" svg:x1="23.351cm" svg:y1="7.825cm" svg:x2="24.751cm" svg:y2="7.825cm">
                <text:p/>
              </draw:line>
              <draw:frame draw:style-name="gr7" draw:text-style-name="P1" draw:layer="layout" svg:width="1.195cm" svg:height="2.552cm" svg:x="22.356cm" svg:y="5.825cm">
                <draw:image xlink:href="Pictures/10000201000000A30000016526ED3973B47C4EFD.png" xlink:type="simple" xlink:show="embed" xlink:actuate="onLoad" loext:mime-type="image/png">
                  <text:p/>
                </draw:image>
              </draw:frame>
              <draw:frame draw:style-name="gr12" draw:text-style-name="P1" draw:layer="layout" svg:width="1.514cm" svg:height="1.808cm" svg:x="24.437cm" svg:y="6.586cm">
                <draw:image xlink:href="Pictures/10000201000000EF000000F2D88B940B300AD9EE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3" draw:text-style-name="P1" draw:layer="layout" svg:width="5.421cm" svg:height="3.213cm" svg:x="34.15cm" svg:y="3.338cm">
            <draw:image xlink:href="Pictures/1000020100000515000003037E07D9FD4144A21D.png" xlink:type="simple" xlink:show="embed" xlink:actuate="onLoad" loext:mime-type="image/png">
              <text:p/>
            </draw:image>
          </draw:frame>
          <draw:frame draw:style-name="gr14" draw:text-style-name="P5" draw:layer="layout" svg:width="4.22cm" svg:height="1.097cm" svg:x="34.351cm" svg:y="6.661cm">
            <draw:text-box>
              <text:p text:style-name="P4"><text:span text:style-name="T1">IoT-Devices</text:span></text:p>
            </draw:text-box>
          </draw:frame>
        </draw:g>
        <draw:g>
          <draw:line draw:style-name="gr15" draw:text-style-name="P1" draw:layer="layout" svg:x1="27.243cm" svg:y1="5.428cm" svg:x2="29.843cm" svg:y2="5.428cm">
            <text:p/>
          </draw:line>
          <draw:frame draw:style-name="gr16" draw:text-style-name="P3" draw:layer="layout" svg:width="2cm" svg:height="1.007cm" svg:x="27.843cm" svg:y="4.622cm">
            <draw:text-box>
              <text:p><text:span text:style-name="T2">MQTT</text:span></text:p>
            </draw:text-box>
          </draw:frame>
          <draw:line draw:style-name="gr17" draw:text-style-name="P1" draw:layer="layout" svg:x1="31.543cm" svg:y1="5.44cm" svg:x2="34.143cm" svg:y2="5.44cm">
            <text:p/>
          </draw:line>
          <draw:frame draw:style-name="gr18" draw:text-style-name="P9" draw:layer="layout" svg:width="2cm" svg:height="1.008cm" svg:x="31.543cm" svg:y="4.634cm">
            <draw:text-box>
              <text:p text:style-name="P4"><text:span text:style-name="T2">MQTT</text:span></text:p>
            </draw:text-box>
          </draw:frame>
          <draw:g>
            <draw:frame draw:style-name="gr1" draw:text-style-name="P1" draw:layer="layout" svg:width="2.83cm" svg:height="2.83cm" svg:x="29.284cm" svg:y="4.008cm">
              <draw:image xlink:href="Pictures/10002AEA00000B0F00000B0F10C70DFA97492BDD.svg" xlink:type="simple" xlink:show="embed" xlink:actuate="onLoad" loext:mime-type="image/svg+xml">
                <text:p/>
              </draw:image>
              <draw:image xlink:href="Pictures/100002010000006B0000006B2D1272BF1326C4F6.png" xlink:type="simple" xlink:show="embed" xlink:actuate="onLoad" loext:mime-type="image/png"/>
            </draw:frame>
            <draw:frame draw:style-name="gr19" draw:text-style-name="P11" draw:layer="layout" svg:width="4.355cm" svg:height="1.097cm" svg:x="28.522cm" svg:y="6.661cm">
              <draw:text-box>
                <text:p text:style-name="P10"><text:span text:style-name="T1">Message Broker</text:span></text:p>
              </draw:text-box>
            </draw:frame>
          </draw:g>
        </draw:g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4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5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9.55cm" fo:page-height="10.6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422cm" svg:x="1cm" svg:y="5.061cm"/>
      <draw:page-thumbnail draw:layer="backgroundobjects" svg:width="8.999cm" svg:height="2.422cm" svg:x="1cm" svg:y="13.637cm"/>
      <draw:page-thumbnail draw:layer="backgroundobjects" svg:width="8.999cm" svg:height="2.422cm" svg:x="1cm" svg:y="22.213cm"/>
      <draw:page-thumbnail draw:layer="backgroundobjects" svg:width="8.999cm" svg:height="2.422cm" svg:x="11cm" svg:y="5.061cm"/>
      <draw:page-thumbnail draw:layer="backgroundobjects" svg:width="8.999cm" svg:height="2.422cm" svg:x="11cm" svg:y="13.637cm"/>
      <draw:page-thumbnail draw:layer="backgroundobjects" svg:width="8.999cm" svg:height="2.422cm" svg:x="11cm" svg:y="22.213cm"/>
    </style:handout-master>
    <style:master-page style:name="Default" style:page-layout-name="PM1" draw:style-name="Mdp1">
      <draw:frame presentation:style-name="Default-title" draw:layer="backgroundobjects" svg:width="53.999cm" svg:height="4.174cm" svg:x="2.999cm" svg:y="0.995cm" presentation:class="title" presentation:placeholder="true">
        <draw:text-box/>
      </draw:frame>
      <draw:frame presentation:style-name="Default-outline1" draw:layer="backgroundobjects" svg:width="53.999cm" svg:height="14.499cm" svg:x="2.999cm" svg:y="5.85cm" presentation:class="outline" presentation:placeholder="true">
        <draw:text-box/>
      </draw:frame>
      <draw:frame presentation:style-name="Mpr1" draw:text-style-name="MP2" draw:layer="backgroundobjects" svg:width="13.979cm" svg:height="1.724cm" svg:x="2.999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019cm" svg:height="1.724cm" svg:x="20.519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979cm" svg:height="1.724cm" svg:x="43.019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8-02-08T02:25:09.671987231</meta:creation-date>
    <dc:date>2020-01-31T02:14:21.107760379</dc:date>
    <dc:creator>Dennis Schulmeister-Zimolong</dc:creator>
    <meta:editing-duration>PT50M19S</meta:editing-duration>
    <meta:editing-cycles>14</meta:editing-cycles>
    <meta:generator>LibreOffice/6.3.3.2.0$Linux_X86_64 LibreOffice_project/30$Build-2</meta:generator>
    <meta:document-statistic meta:object-count="75"/>
  </office:meta>
</office:document-meta>
</file>